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6cm"/>
    </style:style>
    <style:style style:name="co2" style:family="table-column">
      <style:table-column-properties fo:break-before="auto" style:column-width="3.179cm"/>
    </style:style>
    <style:style style:name="co3" style:family="table-column">
      <style:table-column-properties fo:break-before="auto" style:column-width="2.93cm"/>
    </style:style>
    <style:style style:name="co4" style:family="table-column">
      <style:table-column-properties fo:break-before="auto" style:column-width="4.644cm"/>
    </style:style>
    <style:style style:name="co5" style:family="table-column">
      <style:table-column-properties fo:break-before="auto" style:column-width="4.505cm"/>
    </style:style>
    <style:style style:name="co6" style:family="table-column">
      <style:table-column-properties fo:break-before="auto" style:column-width="2.70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487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84cm" fo:break-before="auto" style:use-optimal-row-height="false"/>
    </style:style>
    <style:style style:name="ro4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style:font-size-asian="18pt" style:font-size-complex="18pt"/>
    </style:style>
    <style:style style:name="ce3" style:family="table-cell" style:parent-style-name="Default" style:data-style-name="N109"/>
    <style:style style:name="ce4" style:family="table-cell" style:parent-style-name="Default" style:data-style-name="N0"/>
    <style:style style:name="ce5" style:family="table-cell" style:parent-style-name="Default" style:data-style-name="N1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uswertung Geschwindigkeit Lautsprecher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X Koord 1 [Pixel]</text:p>
          </table:table-cell>
          <table:table-cell office:value-type="string" calcext:value-type="string">
            <text:p>y Koord 1 [Pixel]</text:p>
          </table:table-cell>
          <table:table-cell office:value-type="string" calcext:value-type="string">
            <text:p>x Koord 2 [Pixel]</text:p>
          </table:table-cell>
          <table:table-cell office:value-type="string" calcext:value-type="string">
            <text:p>y Koord 2 [Pixel]</text:p>
          </table:table-cell>
          <table:table-cell office:value-type="string" calcext:value-type="string">
            <text:p>Steigung [yPixel/xPixel]</text:p>
          </table:table-cell>
          <table:table-cell office:value-type="string" calcext:value-type="string">
            <text:p>Steigung [µm/s]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Pixel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an</text:p>
          </table:table-cell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float" office:value="164.5" calcext:value-type="float">
            <text:p>164,5</text:p>
          </table:table-cell>
          <table:table-cell office:value-type="float" office:value="140.5" calcext:value-type="float">
            <text:p>140,5</text:p>
          </table:table-cell>
          <table:table-cell office:value-type="float" office:value="122" calcext:value-type="float">
            <text:p>122</text:p>
          </table:table-cell>
          <table:table-cell table:formula="of:=ABS(([.D3]-[.B3])/([.C3]-[.A3]))" office:value-type="float" office:value="0.105067985166873" calcext:value-type="float">
            <text:p>0,1050679852</text:p>
          </table:table-cell>
          <table:table-cell table:formula="of:=[.E3]*[.$K$4]/[.$K$3]*10^6" office:value-type="float" office:value="43.7783271528636" calcext:value-type="float">
            <text:p>43,7783271529</text:p>
          </table:table-cell>
          <table:table-cell table:number-columns-repeated="2"/>
          <table:table-cell office:value-type="string" calcext:value-type="string">
            <text:p>I/O_Frequency</text:p>
          </table:table-cell>
          <table:table-cell office:value-type="string" calcext:value-type="string">
            <text:p>=</text:p>
          </table:table-cell>
          <table:table-cell table:formula="of:=12000" office:value-type="float" office:value="12000" calcext:value-type="float">
            <text:p>12000</text:p>
          </table:table-cell>
          <table:table-cell office:value-type="string" calcext:value-type="string">
            <text:p>Scan/s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120.5" calcext:value-type="float">
            <text:p>120,5</text:p>
          </table:table-cell>
          <table:table-cell office:value-type="float" office:value="545" calcext:value-type="float">
            <text:p>545</text:p>
          </table:table-cell>
          <table:table-cell office:value-type="float" office:value="165.5" calcext:value-type="float">
            <text:p>165,5</text:p>
          </table:table-cell>
          <table:table-cell table:formula="of:=ABS(([.D4]-[.B4])/([.C4]-[.A4]))" office:value-type="float" office:value="0.111386138613861" calcext:value-type="float">
            <text:p>0,1113861386</text:p>
          </table:table-cell>
          <table:table-cell table:formula="of:=[.E4]*[.$K$4]/[.$K$3]*10^6" office:value-type="float" office:value="46.4108910891089" calcext:value-type="float">
            <text:p>46,410891089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Pixel</text:p>
          </table:table-cell>
          <table:table-cell office:value-type="string" calcext:value-type="string">
            <text:p>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µm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24" calcext:value-type="float">
            <text:p>124</text:p>
          </table:table-cell>
          <table:table-cell office:value-type="float" office:value="545" calcext:value-type="float">
            <text:p>545</text:p>
          </table:table-cell>
          <table:table-cell office:value-type="float" office:value="162.5" calcext:value-type="float">
            <text:p>162,5</text:p>
          </table:table-cell>
          <table:table-cell table:formula="of:=ABS(([.D5]-[.B5])/([.C5]-[.A5]))" office:value-type="float" office:value="0.0950617283950617" calcext:value-type="float">
            <text:p>0,0950617284</text:p>
          </table:table-cell>
          <table:table-cell table:formula="of:=[.E5]*[.$K$4]/[.$K$3]*10^6" office:value-type="float" office:value="39.6090534979424" calcext:value-type="float">
            <text:p>39,6090534979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string" calcext:value-type="string">
            <text:p>Methode: 3 Geraden reinlegen: Mittlere, maximale und minimal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Mittelwert</text:p>
          </table:table-cell>
          <table:table-cell table:formula="of:=AVERAGE([.F3:.F5])" office:value-type="float" office:value="43.2660905799716" calcext:value-type="float">
            <text:p>43,26609058</text:p>
          </table:table-cell>
          <table:table-cell table:number-columns-repeated="2"/>
          <table:table-cell office:value-type="string" calcext:value-type="string">
            <text:p>Stdw ~ entspricht maximales Fehlerintervall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Standardabw</text:p>
          </table:table-cell>
          <table:table-cell table:formula="of:=STDEV([.F3:.F5])" office:value-type="float" office:value="3.42972861668494" calcext:value-type="float">
            <text:p>3,4297286167</text:p>
          </table:table-cell>
          <table:table-cell table:number-columns-repeated="2"/>
          <table:table-cell office:value-type="string" calcext:value-type="string">
            <text:p>Wieso? Wir haben nur 1 Nutzbares Bild von Lautsprecherbewegung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 calcext:value-type="string">
            <text:p>-----&gt; Statistik mit vielen Messungen zu unterschiedlichen Zeiten nicht möglich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Gerundet</text:p>
          </table:table-cell>
          <table:table-cell table:number-columns-repeated="3"/>
          <table:table-cell office:value-type="string" calcext:value-type="string">
            <text:p>-----&gt; maximaler Fehler wird angenommen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Mittelwert</text:p>
          </table:table-cell>
          <table:table-cell table:style-name="ce5" table:formula="of:=[.F7]" office:value-type="float" office:value="43.2660905799716" calcext:value-type="float">
            <text:p>4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tandardabw</text:p>
          </table:table-cell>
          <table:table-cell table:style-name="ce5" table:formula="of:=[.F8]" office:value-type="float" office:value="3.42972861668494" calcext:value-type="float">
            <text:p>3</text:p>
          </table:table-cell>
          <table:table-cell table:number-columns-repeated="6"/>
        </table:table-row>
        <table:table-row table:style-name="ro2" table:number-rows-repeated="2">
          <table:table-cell table:number-columns-repeated="12"/>
        </table:table-row>
        <table:table-row table:style-name="ro3">
          <table:table-cell table:style-name="ce1" office:value-type="string" calcext:value-type="string" table:number-columns-spanned="6" table:number-rows-spanned="1">
            <text:p>Auswertung Frequenz Lautsprecher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X Koord 1 [Pixel]</text:p>
          </table:table-cell>
          <table:table-cell office:value-type="string" calcext:value-type="string">
            <text:p>x Koord 2 [Pixel]</text:p>
          </table:table-cell>
          <table:table-cell office:value-type="string" calcext:value-type="string">
            <text:p>Differenz [Pixel]</text:p>
          </table:table-cell>
          <table:table-cell office:value-type="string" calcext:value-type="string">
            <text:p>Differenz [s]</text:p>
          </table:table-cell>
          <table:table-cell table:number-columns-repeated="8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515" calcext:value-type="float">
            <text:p>515</text:p>
          </table:table-cell>
          <table:table-cell table:formula="of:=[.B17]-[.A17]" office:value-type="float" office:value="311" calcext:value-type="float">
            <text:p>311</text:p>
          </table:table-cell>
          <table:table-cell table:formula="of:=([.C17]/[.$K$3])" office:value-type="float" office:value="0.0259166666666667" calcext:value-type="float">
            <text:p>0,0259166667</text:p>
          </table:table-cell>
          <table:table-cell table:number-columns-repeated="8"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float" office:value="828" calcext:value-type="float">
            <text:p>828</text:p>
          </table:table-cell>
          <table:table-cell table:formula="of:=[.B18]-[.A18]" office:value-type="float" office:value="313" calcext:value-type="float">
            <text:p>313</text:p>
          </table:table-cell>
          <table:table-cell table:formula="of:=([.C18]/[.$K$3])" office:value-type="float" office:value="0.0260833333333333" calcext:value-type="float">
            <text:p>0,0260833333</text:p>
          </table:table-cell>
          <table:table-cell table:number-columns-repeated="8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510" calcext:value-type="float">
            <text:p>510</text:p>
          </table:table-cell>
          <table:table-cell table:formula="of:=[.B19]-[.A19]" office:value-type="float" office:value="298" calcext:value-type="float">
            <text:p>298</text:p>
          </table:table-cell>
          <table:table-cell table:formula="of:=([.C19]/[.$K$3])" office:value-type="float" office:value="0.0248333333333333" calcext:value-type="float">
            <text:p>0,0248333333</text:p>
          </table:table-cell>
          <table:table-cell table:number-columns-repeated="8"/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float" office:value="808" calcext:value-type="float">
            <text:p>808</text:p>
          </table:table-cell>
          <table:table-cell table:formula="of:=[.B20]-[.A20]" office:value-type="float" office:value="298" calcext:value-type="float">
            <text:p>298</text:p>
          </table:table-cell>
          <table:table-cell table:formula="of:=([.C20]/[.$K$3])" office:value-type="float" office:value="0.0248333333333333" calcext:value-type="float">
            <text:p>0,0248333333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Mittelwert</text:p>
          </table:table-cell>
          <table:table-cell table:formula="of:=AVERAGE([.D18:.D20])" office:value-type="float" office:value="0.02525" calcext:value-type="float">
            <text:p>0,0252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Standardabw</text:p>
          </table:table-cell>
          <table:table-cell table:formula="of:=STDEV([.D18:.D20])" office:value-type="float" office:value="0.000721687836487033" calcext:value-type="float">
            <text:p>0,0007216878</text:p>
          </table:table-cell>
          <table:table-cell table:number-columns-repeated="8"/>
        </table:table-row>
        <table:table-row table:style-name="ro2" table:number-rows-repeated="2">
          <table:table-cell table:number-columns-repeated="12"/>
        </table:table-row>
        <table:table-row table:style-name="ro2">
          <table:table-cell/>
          <table:table-cell office:value-type="string" calcext:value-type="string">
            <text:p>Frequenz</text:p>
          </table:table-cell>
          <table:table-cell office:value-type="string" calcext:value-type="string">
            <text:p>Mittelwert</text:p>
          </table:table-cell>
          <table:table-cell table:formula="of:=1/([.D22]*2)" office:value-type="float" office:value="19.8019801980198" calcext:value-type="float">
            <text:p>19,80198019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 = (t*2)^-1</text:p>
          </table:table-cell>
          <table:table-cell office:value-type="string" calcext:value-type="string">
            <text:p>Standardabw</text:p>
          </table:table-cell>
          <table:table-cell table:formula="of:=SQRT(1/2)*([.D23]/[.D22])" office:value-type="float" office:value="0.0202103114091021" calcext:value-type="float">
            <text:p>0,020210311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DF = sqrt(1/2)*(dt/t)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Gerundet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Mittelwert</text:p>
          </table:table-cell>
          <table:table-cell table:style-name="ce3" table:formula="of:=[.D26]" office:value-type="float" office:value="19.8019801980198" calcext:value-type="float">
            <text:p>19,8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Standardabw</text:p>
          </table:table-cell>
          <table:table-cell table:style-name="ce3" table:formula="of:=[.D27]" office:value-type="float" office:value="0.0202103114091021" calcext:value-type="float">
            <text:p>0,020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4">
          <table:table-cell table:style-name="ce2" office:value-type="string" calcext:value-type="string" table:number-columns-spanned="6" table:number-rows-spanned="1">
            <text:p>Auswertung Schwingungsamplitude Lautsprecher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table:number-columns-repeated="2" office:value-type="string" calcext:value-type="string">
            <text:p>y Koord 1 [Pixel]</text:p>
          </table:table-cell>
          <table:table-cell office:value-type="string" calcext:value-type="string">
            <text:p>Differenz [Pixel]</text:p>
          </table:table-cell>
          <table:table-cell office:value-type="string" calcext:value-type="string">
            <text:p>Schwingungsamplitude [µm]</text:p>
          </table:table-cell>
          <table:table-cell table:number-columns-repeated="8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135" calcext:value-type="float">
            <text:p>135</text:p>
          </table:table-cell>
          <table:table-cell table:formula="of:=[.A35]-[.B35]" office:value-type="float" office:value="19" calcext:value-type="float">
            <text:p>19</text:p>
          </table:table-cell>
          <table:table-cell table:formula="of:=[.C35]/2*[.$K$4]" office:value-type="float" office:value="47.5" calcext:value-type="float">
            <text:p>47,5</text:p>
          </table:table-cell>
          <table:table-cell table:number-columns-repeated="8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136" calcext:value-type="float">
            <text:p>136</text:p>
          </table:table-cell>
          <table:table-cell table:formula="of:=[.A36]-[.B36]" office:value-type="float" office:value="18" calcext:value-type="float">
            <text:p>18</text:p>
          </table:table-cell>
          <table:table-cell table:formula="of:=[.C36]/2*[.$K$4]" office:value-type="float" office:value="45" calcext:value-type="float">
            <text:p>45</text:p>
          </table:table-cell>
          <table:table-cell table:number-columns-repeated="8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136" calcext:value-type="float">
            <text:p>136</text:p>
          </table:table-cell>
          <table:table-cell table:formula="of:=[.A37]-[.B37]" office:value-type="float" office:value="20" calcext:value-type="float">
            <text:p>20</text:p>
          </table:table-cell>
          <table:table-cell table:formula="of:=[.C37]/2*[.$K$4]" office:value-type="float" office:value="50" calcext:value-type="float">
            <text:p>50</text:p>
          </table:table-cell>
          <table:table-cell table:number-columns-repeated="8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134" calcext:value-type="float">
            <text:p>134</text:p>
          </table:table-cell>
          <table:table-cell table:formula="of:=[.A38]-[.B38]" office:value-type="float" office:value="22" calcext:value-type="float">
            <text:p>22</text:p>
          </table:table-cell>
          <table:table-cell table:formula="of:=[.C38]/2*[.$K$4]" office:value-type="float" office:value="55" calcext:value-type="float">
            <text:p>55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Mittelwert</text:p>
          </table:table-cell>
          <table:table-cell table:style-name="ce4" table:formula="of:=AVERAGE([.D35:.D38])" office:value-type="float" office:value="49.375" calcext:value-type="float">
            <text:p>49,37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Standardabw</text:p>
          </table:table-cell>
          <table:table-cell table:style-name="ce4" table:formula="of:=STDEV([.D35:.D38])" office:value-type="float" office:value="4.26956281914983" calcext:value-type="float">
            <text:p>4,2695628191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Gerundet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Mittelwert</text:p>
          </table:table-cell>
          <table:table-cell table:style-name="ce5" table:formula="of:=[.D40]" office:value-type="float" office:value="49.375" calcext:value-type="float">
            <text:p>4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Standardabw</text:p>
          </table:table-cell>
          <table:table-cell table:style-name="ce5" table:formula="of:=[.D41]" office:value-type="float" office:value="4.26956281914983" calcext:value-type="float">
            <text:p>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.00.0000</text:date>, <text:time style:data-style-name="N2" text:time-value="16:15:48.02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18:05:25.814000000</meta:creation-date>
    <dc:date>2016-11-04T16:23:42.204000000</dc:date>
    <meta:editing-duration>PT28M33S</meta:editing-duration>
    <meta:editing-cycles>4</meta:editing-cycles>
    <meta:generator>LibreOffice/4.3.4.1$Windows_x86 LibreOffice_project/bc356b2f991740509f321d70e4512a6a54c5f243</meta:generator>
    <meta:document-statistic meta:table-count="1" meta:cell-count="120" meta:object-count="0"/>
  </office:meta>
</office:document-meta>
</file>